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fo:language="en" fo:country="GB"/>
    </style:style>
    <style:style style:name="P2" style:family="paragraph" style:parent-style-name="Heading_20_2">
      <style:text-properties fo:language="en" fo:country="GB"/>
    </style:style>
    <style:style style:name="P3" style:family="paragraph" style:parent-style-name="Text_20_body">
      <style:text-properties fo:language="en" fo:country="GB"/>
    </style:style>
    <style:style style:name="P4" style:family="paragraph" style:parent-style-name="Text_20_body">
      <style:paragraph-properties fo:margin-top="0cm" fo:margin-bottom="0cm" loext:contextual-spacing="false"/>
      <style:text-properties fo:language="en" fo:country="GB"/>
    </style:style>
    <style:style style:name="P5" style:family="paragraph" style:parent-style-name="Heading_20_1" style:master-page-name="HTML">
      <style:paragraph-properties style:page-number="auto"/>
    </style:style>
    <style:style style:name="T1" style:family="text">
      <style:text-properties officeooo:rsid="0003d787"/>
    </style:style>
    <style:style style:name="T2" style:family="text">
      <style:text-properties officeooo:rsid="0004a9d7"/>
    </style:style>
    <style:style style:name="T3" style:family="text">
      <style:text-properties officeooo:rsid="00074c6a"/>
    </style:style>
    <style:style style:name="T4" style:family="text">
      <style:text-properties fo:language="en" fo:country="GB"/>
    </style:style>
    <style:style style:name="T5" style:family="text">
      <style:text-properties fo:language="en" fo:country="GB" officeooo:rsid="0008862d"/>
    </style:style>
    <style:style style:name="T6" style:family="text">
      <style:text-properties officeooo:rsid="0008862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15-DE-01</text:p>
      <text:p text:style-name="P1"/>
      <text:h text:style-name="P2" text:outline-level="2">Important Parts</text:h>
      <text:p text:style-name="P3">Information in the human genome is essentially encoded by the four components: Adenin, Cytosin, Guanin, and Thymin. Often, genes are characterized as sequences of characters A, C, G, and T, like CAGGAGGAT. </text:p>
      <text:p text:style-name="Text_20_body"><text:span text:style-name="T4">Such sequences may be very long. Researchers are looking for their important parts, which must occur at least twice in a sequence. The importance of a part is characterized by its </text:span><text:span text:style-name="Emphasis"><text:span text:style-name="T4">value</text:span></text:span><text:span text:style-name="T4">, which is computed as follows:<text:line-break/>part length + number of its occurrences in the sequence. </text:span></text:p>
      <text:p text:style-name="P3">Then, the most <text:span text:style-name="T3">significant</text:span> part of a sequence is the part with the highest value. For example: The most <text:span text:style-name="T6">significant</text:span> part of the sequence CAGGAGGAT is AGGA. Its value is 6: AGGA is 4 characters long, and it occurs 2 times in the sequence. G is less important, because its value is 5: it occurs 4 times, but is only 1 character long. </text:p>
      <text:p text:style-name="Text_20_body"><text:span text:style-name="Strong_20_Emphasis"><text:span text:style-name="T4">What is the most </text:span></text:span><text:span text:style-name="Strong_20_Emphasis"><text:span text:style-name="T5">significant</text:span></text:span><text:span text:style-name="Strong_20_Emphasis"><text:span text:style-name="T4"> part of the sequence: CATTGTTGTTGCATT ?</text:span></text:span><text:span text:style-name="T4"><text:line-break/>Enter the solution here (as a sequence of capital letters):</text:span></text:p>
      <text:p text:style-name="P1"/>
      <text:h text:style-name="P2" text:outline-level="2">The correct answer is:</text:h>
      <text:p text:style-name="P3">TTGTT is the correct answer. Its importance value is 7 (length: 5; frequency: 2), and there is no other important part with a value ≥ 7.<text:line-break/>There are several other subsequences with importance value 6, though: CATT, GTTG, TGTT, and TTGT (length: 4, frequency: 2) as well as TTG (length: 3, frequency: 3) and TT (length: 2, frequency: 4). </text:p>
      <text:p text:style-name="P1"/>
      <text:h text:style-name="P2" text:outline-level="2">It's Informatics!</text:h>
      <text:p text:style-name="P3"><office:annotation><dc:date>2015-05-27T16:28:38</dc:date><text:p>string patterns, string algorithms, computational biology</text:p></office:annotation>The discovery of the genetic code has been a breakthrough in biology. Moreover, it led to a fundamental change of perspective: <text:span text:style-name="T1">l</text:span>ife could be considered as being determined by the information that is encoded in the genome sequence. From this per<text:span text:style-name="T3">s</text:span>pective, genetics essentially is about encoding and processing information. Starting in the 1990s, researchers from both biology and informatics began to co-operate, and the area of bioinformatics started to grow. Since then, many new ways of representing and processing biological information with computers have been developed. This has had <text:span text:style-name="T1">major</text:span> impacts on biology, <text:span text:style-name="T2">as well as </text:span>on pharmacy and medicine. The analysis of (genetic) sequences is only one aspect of bioinformatics.</text:p>
      <text:p text:style-name="P3">A good way of finding and proving the correctness of the solution <text:s/>is to start from the <text:s/>classical method of finding the longest subsequence which is repeated twice (based on RMQ method (Range Minimum-Maximum Query).</text:p>
      <text:p text:style-name="P3">During this process, we keep in mind all shorter subsequences that occur more than twice. There are only four subsequences of this kind:</text:p>
      <text:p text:style-name="P3"><text:soft-page-break/></text:p>
      <text:p text:style-name="P3">A – 5<text:line-break/>G – 4<text:line-break/>TA – 3<text:line-break/>TAGTA - 2</text:p>
      <text:p text:style-name="P3">Then the most important subsequence is easy derived from several obtained subsequences. For the older age groups you can also replace the addition by multiplication in the criteria of the importance. </text:p>
      <text:h text:style-name="P2" text:outline-level="2">Attributes</text:h>
      <text:p text:style-name="P3">Category: INF</text:p>
      <text:p text:style-name="P3">0: –<text:line-break/>1: –<text:line-break/>2: –<text:line-break/>3: hard<text:line-break/>4: medium</text:p>
      <text:p text:style-name="P3">Interactivity: open text<text:line-break/>colour-blind-proof: yes </text:p>
      <text:p text:style-name="P1"/>
      <text:h text:style-name="P2" text:outline-level="2">Authorship</text:h>
      <text:p text:style-name="P3">2015-04-14 Proposal: Wolfgang Pohl (DE)</text:p>
      <text:p text:style-name="P3">Revision: 2015-05-27: Rostyslav Shpakovych (UA)</text:p>
      <text:p text:style-name="P1"/>
      <text:h text:style-name="P2" text:outline-level="2">Wording</text:h>
      <text:p text:style-name="Text_20_body"><text:span text:style-name="Strong_20_Emphasis"><text:span text:style-name="T4">sequence (of characters)</text:span></text:span></text:p>
      <text:p text:style-name="Text_20_body"><text:span text:style-name="Strong_20_Emphasis"><text:span text:style-name="T4">(most) important part</text:span></text:span></text:p>
      <text:p text:style-name="P1"/>
      <text:h text:style-name="P2" text:outline-level="2">Comments</text:h>
      <text:p text:style-name="P3">2015-04-14 Wolfgang Pohl (DE): <text:line-break/>This task has been derived from a problem that was set in the German CS contest "Bundeswettbewerb Informatik" (contest 33, round 2). </text:p>
      <text:p text:style-name="P3">2015-05-27: Rostyslav Shpakovych (UA): I added another method of finding and proving a solution in the section „It's informatics“.</text:p>
      <text:p text:style-name="P1"/>
      <text:h text:style-name="P2" text:outline-level="2"><text:soft-page-break/>Files</text:h>
      <text:p text:style-name="P4">2015-DE-01-eng.html (this file)<text:line-break/>2015-DE-01-eng.pdf (pretty print)</text:p>
      <text:p text:style-name="P1"/>
      <text:h text:style-name="P2" text:outline-level="2">License</text:h>
      <text:p text:style-name="Text_20_body"><text:span text:style-name="T4">Copyright © 2015 Bebras – International Contest on Informatics and Computer Fluency.<text:line-break/>This work is licensed under a </text:span><text:a xlink:type="simple" xlink:href="http://creativecommons.org/licenses/by-sa/3.0/" text:style-name="Internet_20_link" text:visited-style-name="Visited_20_Internet_20_Link"><text:span text:style-name="T4">Creative Commons Attribution-ShareAlike 3.0 Unported License.</text:span></text:a><text:span text:style-name="T4">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5-DE-01: Important Parts</dc:title>
    <meta:generator>LibreOffice/4.3.4.1$Linux_X86_64 LibreOffice_project/430m0$Build-1</meta:generator>
    <dc:date>2015-05-28T09:50:59.522394596</dc:date>
    <meta:editing-duration>PT41M28S</meta:editing-duration>
    <meta:editing-cycles>7</meta:editing-cycles>
    <dc:creator>Troy Vasiga</dc:creator>
    <meta:document-statistic meta:table-count="0" meta:image-count="0" meta:object-count="0" meta:page-count="3" meta:paragraph-count="31" meta:word-count="550" meta:character-count="3452" meta:non-whitespace-character-count="2915"/>
  </office:meta>
</office:document-meta>
</file>